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putModuleInitializationException.InputModuleInitializa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putModuleInitializationException.InputModuleInitializatio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